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 sans-serif"/>
    <style:font-face style:name="TAhoma" svg:font-family="TAhoma"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fo:background-color="#e6e64c">
        <style:background-image/>
      </style:paragraph-properties>
      <style:text-properties fo:color="#000000" style:font-name="TAhoma" fo:font-size="9.75pt" officeooo:paragraph-rsid="00005c36"/>
    </style:style>
    <style:style style:name="P2" style:family="paragraph" style:parent-style-name="Standard">
      <style:paragraph-properties fo:text-align="start" style:justify-single-word="false" fo:background-color="#e6e64c">
        <style:background-image/>
      </style:paragraph-properties>
      <style:text-properties fo:color="#000000" style:font-name="Times New Roman" fo:font-size="9.75pt" officeooo:paragraph-rsid="00005c36"/>
    </style:style>
    <style:style style:name="P3" style:family="paragraph" style:parent-style-name="Standard">
      <style:paragraph-properties fo:text-align="start" style:justify-single-word="false"/>
      <style:text-properties fo:color="#000000" style:font-name="Times New Roman" fo:font-size="12pt" officeooo:paragraph-rsid="00005c36" style:font-size-asian="12pt" style:font-size-complex="12pt"/>
    </style:style>
    <style:style style:name="P4" style:family="paragraph" style:parent-style-name="Standard">
      <style:paragraph-properties fo:text-align="start" style:justify-single-word="false"/>
      <style:text-properties fo:color="#000000" style:font-name="Courier" fo:font-size="9pt" officeooo:paragraph-rsid="00007b1f" style:font-size-asian="9pt" style:font-size-complex="9pt"/>
    </style:style>
    <style:style style:name="P5" style:family="paragraph" style:parent-style-name="Standard">
      <style:paragraph-properties fo:text-align="start" style:justify-single-word="false"/>
      <style:text-properties fo:color="#ff3366" style:font-name="Courier" fo:font-size="9pt" officeooo:paragraph-rsid="00007b1f" style:font-size-asian="9pt" style:font-size-complex="9pt"/>
    </style:style>
    <style:style style:name="P6" style:family="paragraph" style:parent-style-name="Standard">
      <style:paragraph-properties fo:text-align="start" style:justify-single-word="false"/>
      <style:text-properties fo:color="#008000" style:font-name="Courier" fo:font-size="9pt" fo:font-weight="bold" officeooo:paragraph-rsid="00007b1f" style:font-size-asian="9pt" style:font-weight-asian="bold" style:font-size-complex="9pt" style:font-weight-complex="bold"/>
    </style:style>
    <style:style style:name="P7" style:family="paragraph" style:parent-style-name="Standard">
      <style:paragraph-properties fo:text-align="start" style:justify-single-word="false"/>
      <style:text-properties fo:color="#ff0000" style:font-name="Courier" fo:font-size="9pt" fo:font-weight="bold" officeooo:paragraph-rsid="00005c36" style:font-size-asian="9pt" style:font-weight-asian="bold" style:font-size-complex="9pt" style:font-weight-complex="bold"/>
    </style:style>
    <style:style style:name="P8" style:family="paragraph" style:parent-style-name="Standard">
      <style:paragraph-properties fo:text-align="start" style:justify-single-word="false" fo:background-color="#dee6f3">
        <style:background-image/>
      </style:paragraph-properties>
      <style:text-properties fo:color="#000000" style:font-name="Times New Roman" fo:font-size="13pt" fo:font-weight="bold" officeooo:rsid="00005c36" officeooo:paragraph-rsid="00005c36" style:font-size-asian="13pt" style:font-weight-asian="bold" style:font-size-complex="13pt" style:font-weight-complex="bold"/>
    </style:style>
    <style:style style:name="P9" style:family="paragraph" style:parent-style-name="Standard">
      <style:paragraph-properties fo:margin-top="0in" fo:margin-bottom="0.1965in" style:contextual-spacing="false"/>
      <style:text-properties style:font-name="Times New Roman" fo:font-size="12pt" style:font-size-asian="12pt" style:font-size-complex="12pt"/>
    </style:style>
    <style:style style:name="P10" style:family="paragraph" style:parent-style-name="Standard">
      <style:paragraph-properties fo:text-align="start" style:justify-single-word="false" fo:background-color="transparent">
        <style:background-image/>
      </style:paragraph-properties>
      <style:text-properties fo:color="#ff0000" style:font-name="Courier" fo:font-size="9pt" fo:font-weight="bold" officeooo:paragraph-rsid="00007b1f" style:font-size-asian="9pt" style:font-weight-asian="bold" style:font-size-complex="9pt" style:font-weight-complex="bold"/>
    </style:style>
    <style:style style:name="P11" style:family="paragraph" style:parent-style-name="Standard">
      <style:paragraph-properties fo:text-align="start" style:justify-single-word="false"/>
      <style:text-properties fo:color="#000000" style:font-name="Times New Roman" fo:font-size="12pt" fo:font-weight="bold" officeooo:rsid="00007b1f" officeooo:paragraph-rsid="00007b1f" style:font-size-asian="12pt" style:font-weight-asian="bold" style:font-size-complex="12pt" style:font-weight-complex="bold"/>
    </style:style>
    <style:style style:name="P12" style:family="paragraph" style:parent-style-name="Standard">
      <style:paragraph-properties fo:text-align="start" style:justify-single-word="false"/>
      <style:text-properties fo:color="#000000" style:font-name="Times New Roman" fo:font-size="12pt" fo:font-weight="bold" officeooo:rsid="00005c36" officeooo:paragraph-rsid="00007b1f"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000000" style:font-name="Times New Roman" fo:font-size="12pt" fo:font-weight="bold" officeooo:rsid="00005c36" officeooo:paragraph-rsid="00005c36" style:font-size-asian="12pt" style:font-weight-asian="bold" style:font-size-complex="12pt" style:font-weight-complex="bold"/>
    </style:style>
    <style:style style:name="P14" style:family="paragraph" style:parent-style-name="Standard" style:list-style-name="L1">
      <style:paragraph-properties fo:text-align="start" style:justify-single-word="false"/>
      <style:text-properties fo:color="#000000" style:font-name="Times New Roman" fo:font-size="12pt" officeooo:rsid="00005c36" officeooo:paragraph-rsid="00005c36" style:font-size-asian="12pt" style:font-size-complex="12pt"/>
    </style:style>
    <style:style style:name="P15" style:family="paragraph" style:parent-style-name="Standard">
      <style:paragraph-properties fo:text-align="start" style:justify-single-word="false"/>
      <style:text-properties fo:color="#000000" style:font-name="Times New Roman" fo:font-size="12pt" officeooo:rsid="00005c36" officeooo:paragraph-rsid="00005c36" style:font-size-asian="12pt" style:font-size-complex="12pt"/>
    </style:style>
    <style:style style:name="P16" style:family="paragraph" style:parent-style-name="Standard">
      <style:paragraph-properties fo:text-align="start" style:justify-single-word="false"/>
      <style:text-properties fo:color="#000000" style:font-name="arial" fo:font-size="9.75pt" officeooo:rsid="00005c36" officeooo:paragraph-rsid="00005c36"/>
    </style:style>
    <style:style style:name="P17" style:family="paragraph" style:parent-style-name="Standard">
      <style:text-properties fo:color="#000000" style:font-name="arial" fo:font-size="9.75pt" officeooo:rsid="00005c36" style:font-size-asian="12pt" style:font-size-complex="12pt"/>
    </style:style>
    <style:style style:name="P18" style:family="paragraph" style:parent-style-name="Standard">
      <style:paragraph-properties fo:text-align="start" style:justify-single-word="false"/>
      <style:text-properties fo:color="#000000" style:font-name="Courier" fo:font-size="9pt" officeooo:rsid="00005c36" officeooo:paragraph-rsid="00005c36" style:font-size-asian="9pt" style:font-size-complex="9pt"/>
    </style:style>
    <style:style style:name="P19" style:family="paragraph" style:parent-style-name="Standard">
      <style:paragraph-properties fo:text-align="start" style:justify-single-word="false"/>
      <style:text-properties fo:color="#000000" style:font-name="Courier" fo:font-size="9pt" officeooo:rsid="00005c36" officeooo:paragraph-rsid="00007b1f" style:font-size-asian="9pt" style:font-size-complex="9pt"/>
    </style:style>
    <style:style style:name="P20" style:family="paragraph" style:parent-style-name="Standard">
      <style:paragraph-properties fo:text-align="start" style:justify-single-word="false"/>
      <style:text-properties fo:color="#000000" style:font-name="Courier" fo:font-size="9pt" fo:font-weight="bold" officeooo:rsid="00005c36" officeooo:paragraph-rsid="00005c36" style:font-size-asian="9pt" style:font-weight-asian="bold" style:font-size-complex="9pt" style:font-weight-complex="bold"/>
    </style:style>
    <style:style style:name="P21" style:family="paragraph" style:parent-style-name="Standard">
      <style:paragraph-properties fo:text-align="start" style:justify-single-word="false"/>
      <style:text-properties fo:color="#000000" style:font-name="Courier" fo:font-size="9pt" fo:font-weight="bold" officeooo:rsid="00005c36" officeooo:paragraph-rsid="00007b1f" style:font-size-asian="9pt" style:font-weight-asian="bold" style:font-size-complex="9pt" style:font-weight-complex="bold"/>
    </style:style>
    <style:style style:name="P22" style:family="paragraph" style:parent-style-name="Standard" style:list-style-name="L1">
      <style:text-properties style:font-name="Times New Roman" fo:font-size="12pt" officeooo:paragraph-rsid="00005c36" style:font-size-asian="12pt" style:font-size-complex="12pt"/>
    </style:style>
    <style:style style:name="P23" style:family="paragraph" style:parent-style-name="Standard">
      <style:paragraph-properties fo:text-align="start" style:justify-single-word="false"/>
      <style:text-properties fo:color="#0000ff" style:font-name="Courier" fo:font-size="9pt" fo:font-weight="bold" officeooo:rsid="00005c36" officeooo:paragraph-rsid="00005c36" style:font-size-asian="9pt" style:font-weight-asian="bold" style:font-size-complex="9pt" style:font-weight-complex="bold"/>
    </style:style>
    <style:style style:name="P24" style:family="paragraph" style:parent-style-name="Standard">
      <style:paragraph-properties fo:text-align="start" style:justify-single-word="false"/>
      <style:text-properties fo:color="#0000ff" style:font-name="Courier" fo:font-size="9pt" fo:font-weight="bold" officeooo:rsid="00005c36" officeooo:paragraph-rsid="00007b1f" style:font-size-asian="9pt" style:font-weight-asian="bold" style:font-size-complex="9pt" style:font-weight-complex="bold"/>
    </style:style>
    <style:style style:name="P25" style:family="paragraph" style:parent-style-name="Standard">
      <style:paragraph-properties fo:text-align="start" style:justify-single-word="false"/>
      <style:text-properties fo:color="#0000ff" style:font-name="Courier" fo:font-size="9pt" officeooo:rsid="00005c36" officeooo:paragraph-rsid="00005c36" style:font-size-asian="9pt" style:font-size-complex="9pt"/>
    </style:style>
    <style:style style:name="P26" style:family="paragraph" style:parent-style-name="Standard">
      <style:paragraph-properties fo:text-align="start" style:justify-single-word="false"/>
      <style:text-properties fo:color="#ff3366" style:font-name="Courier" fo:font-size="9pt" officeooo:rsid="00005c36" officeooo:paragraph-rsid="00005c36" style:font-size-asian="9pt" style:font-size-complex="9pt"/>
    </style:style>
    <style:style style:name="P27" style:family="paragraph" style:parent-style-name="Standard">
      <style:paragraph-properties fo:text-align="start" style:justify-single-word="false"/>
      <style:text-properties fo:color="#ff3366" style:font-name="Courier" fo:font-size="9pt" officeooo:rsid="00005c36" officeooo:paragraph-rsid="00007b1f" style:font-size-asian="9pt" style:font-size-complex="9pt"/>
    </style:style>
    <style:style style:name="P28" style:family="paragraph" style:parent-style-name="Standard">
      <style:paragraph-properties fo:text-align="start" style:justify-single-word="false"/>
      <style:text-properties fo:color="#800000" style:font-name="Courier" fo:font-size="9pt" fo:font-weight="bold" officeooo:rsid="00005c36" officeooo:paragraph-rsid="00005c36" style:font-size-asian="9pt" style:font-weight-asian="bold" style:font-size-complex="9pt" style:font-weight-complex="bold"/>
    </style:style>
    <style:style style:name="P29" style:family="paragraph" style:parent-style-name="Standard">
      <style:paragraph-properties fo:text-align="start" style:justify-single-word="false"/>
      <style:text-properties fo:color="#008000" style:font-name="Courier" fo:font-size="9pt" fo:font-weight="bold" officeooo:rsid="00005c36" officeooo:paragraph-rsid="00005c36" style:font-size-asian="9pt" style:font-weight-asian="bold" style:font-size-complex="9pt" style:font-weight-complex="bold"/>
    </style:style>
    <style:style style:name="P30" style:family="paragraph" style:parent-style-name="Standard">
      <style:paragraph-properties fo:text-align="start" style:justify-single-word="false"/>
      <style:text-properties fo:color="#ff0000" style:font-name="Courier" fo:font-size="9pt" fo:font-weight="bold" officeooo:rsid="00005c36" officeooo:paragraph-rsid="00005c36" style:font-size-asian="9pt" style:font-weight-asian="bold" style:font-size-complex="9pt" style:font-weight-complex="bold"/>
    </style:style>
    <style:style style:name="P31" style:family="paragraph" style:parent-style-name="Standard">
      <style:paragraph-properties fo:text-align="start" style:justify-single-word="false" fo:break-before="page"/>
      <style:text-properties fo:color="#ff3366" style:font-name="Courier" fo:font-size="9pt" officeooo:rsid="00005c36" officeooo:paragraph-rsid="00007b1f" style:font-size-asian="9pt" style:font-size-complex="9pt"/>
    </style:style>
    <style:style style:name="P32" style:family="paragraph" style:parent-style-name="Standard">
      <style:paragraph-properties fo:text-align="start" style:justify-single-word="false" fo:background-color="transparent">
        <style:background-image/>
      </style:paragraph-properties>
      <style:text-properties fo:color="#ff0000" style:font-name="Courier" fo:font-size="9pt" fo:font-weight="bold" officeooo:rsid="00005c36" officeooo:paragraph-rsid="00005c36" style:font-size-asian="9pt" style:font-weight-asian="bold" style:font-size-complex="9pt" style:font-weight-complex="bold"/>
    </style:style>
    <style:style style:name="P33" style:family="paragraph" style:parent-style-name="Standard">
      <style:paragraph-properties fo:text-align="start" style:justify-single-word="false" fo:background-color="#dee6f3">
        <style:background-image/>
      </style:paragraph-properties>
      <style:text-properties fo:color="#000000" style:font-name="Times New Roman" fo:font-size="12pt" officeooo:paragraph-rsid="00020dc7" style:font-size-asian="12pt" style:font-size-complex="12pt"/>
    </style:style>
    <style:style style:name="T1" style:family="text">
      <style:text-properties officeooo:rsid="00005c36"/>
    </style:style>
    <style:style style:name="T2" style:family="text">
      <style:text-properties fo:font-weight="bold" officeooo:rsid="00005c36" style:font-weight-asian="bold" style:font-weight-complex="bold"/>
    </style:style>
    <style:style style:name="T3" style:family="text">
      <style:text-properties officeooo:rsid="00007b1f"/>
    </style:style>
    <style:style style:name="T4" style:family="text">
      <style:text-properties fo:font-size="8pt" officeooo:rsid="00005c36" style:font-size-asian="8pt" style:font-size-complex="8pt"/>
    </style:style>
    <style:style style:name="T5" style:family="text">
      <style:text-properties style:font-name="Courier" officeooo:rsid="00005c36"/>
    </style:style>
    <style:style style:name="T6" style:family="text">
      <style:text-properties fo:color="#808080" officeooo:rsid="00007b1f"/>
    </style:style>
    <style:style style:name="T7" style:family="text">
      <style:text-properties fo:color="#808080" fo:font-size="11pt" officeooo:rsid="00007b1f" style:font-size-asian="11pt" style:font-size-complex="11pt"/>
    </style:style>
    <style:style style:name="T8" style:family="text">
      <style:text-properties fo:color="#808080" fo:font-size="11pt" fo:font-weight="bold" officeooo:rsid="00007b1f" style:font-size-asian="11pt" style:font-weight-asian="bold" style:font-size-complex="11pt" style:font-weight-complex="bold"/>
    </style:style>
    <style:style style:name="T9" style:family="text">
      <style:text-properties fo:color="#808080" fo:font-weight="bold" officeooo:rsid="00007b1f" style:font-weight-asian="bold" style:font-weight-complex="bold"/>
    </style:style>
    <style:style style:name="T10" style:family="text">
      <style:text-properties fo:color="#008000" fo:font-weight="bold" officeooo:rsid="00005c36" style:font-weight-asian="bold" style:font-weight-complex="bold"/>
    </style:style>
    <style:style style:name="T11" style:family="text">
      <style:text-properties officeooo:rsid="0004987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ogram Characteristics ….</text:p>
      <text:p text:style-name="P12"/>
      <text:list xml:id="list1745866501" text:style-name="L1">
        <text:list-item>
          <text:p text:style-name="P22">Program check the input to find an integer in 0..25 range. Otherwise shows an error message. </text:p>
          <text:p text:style-name="P22"/>
        </text:list-item>
        <text:list-item>
          <text:p text:style-name="P14">I checked negative numbers, string and a mixture of both as bad inputs. Also I tried numbers outside the range and program showed the error message.</text:p>
          <text:p text:style-name="P14"/>
        </text:list-item>
      </text:list>
      <text:p text:style-name="P15"/>
      <text:p text:style-name="P33"><text:span text:style-name="T11">The </text:span><text:span text:style-name="T1">Author </text:span><text:span text:style-name="T11">of this code </text:span><text:span text:style-name="T1">can revise the program to resolve </text:span><text:span text:style-name="T3">the following problems</text:span></text:p>
      <text:p text:style-name="P16"/>
      <text:p text:style-name="P3"><text:span text:style-name="T1">1) Very confusing screen output. It would be so better to notify the user, what is being printed at each time. For example, the sequence of alphabets can be printed in just one line. Using </text:span><text:span text:style-name="T5">printf</text:span><text:span text:style-name="T1"> as opposed to </text:span><text:span text:style-name="T5">println</text:span><text:span text:style-name="T1"> might be helpful.</text:span></text:p>
      <text:p text:style-name="P15"/>
      <text:p text:style-name="P9">2) Although the number of non-vowel alphabets (consonant) is 21 (i.e. 26 - 5), this program shows 22 at the end.</text:p>
      <text:p text:style-name="P9">3) When printing the sequence of alphabets, the vowels are printed two times. One in lower case and the other is in upper case format. However, only the upper case letter should be displayed.</text:p>
      <text:p text:style-name="P17"/>
      <text:p text:style-name="P8">Test Cases …...</text:p>
      <text:p text:style-name="P16"/>
      <text:p text:style-name="P13">A) Testing for bad inputs</text:p>
      <text:p text:style-name="P13"/>
      <text:p text:style-name="P18">ehsan@chortkeh:~/ICS/211/LabBBT&gt; java ReviewJavaAssignment</text:p>
      <text:p text:style-name="P20">Please enter an integer that represents an alphabeth</text:p>
      <text:p text:style-name="P23">-1</text:p>
      <text:p text:style-name="P5"><text:span text:style-name="T1">Invalid input</text:span><text:span text:style-name="T10"> </text:span><text:span text:style-name="T8">←</text:span><text:span text:style-name="T9"> OK</text:span></text:p>
      <text:p text:style-name="P26"/>
      <text:p text:style-name="P18">ehsan@chortkeh:~/ICS/211/LabBBT&gt; java ReviewJavaAssignment</text:p>
      <text:p text:style-name="P20">Please enter an integer that represents an alphabeth</text:p>
      <text:p text:style-name="P23">26</text:p>
      <text:p text:style-name="P5"><text:span text:style-name="T1">Invalid input</text:span><text:span text:style-name="T10"> </text:span><text:span text:style-name="T8">←</text:span><text:span text:style-name="T9"> OK</text:span></text:p>
      <text:p text:style-name="P26"/>
      <text:p text:style-name="P4"><text:a xlink:type="simple" xlink:href="mailto:ehsan@chortkeh"><text:span text:style-name="T1">ehsan@chortkeh</text:span></text:a><text:span text:style-name="T1">:~/ICS/211/LabBBT&gt; java ReviewJavaAssignment</text:span></text:p>
      <text:p text:style-name="P21">Please enter an integer that represents an alphabeth</text:p>
      <text:p text:style-name="P24">a string</text:p>
      <text:p text:style-name="P5"><text:span text:style-name="T1">Invalid input</text:span><text:span text:style-name="T10"> </text:span><text:span text:style-name="T8">←</text:span><text:span text:style-name="T9"> OK</text:span></text:p>
      <text:p text:style-name="P27"/>
      <text:p text:style-name="P19">ehsan@chortkeh:~/ICS/211/LabBBT&gt; java ReviewJavaAssignment</text:p>
      <text:p text:style-name="P21">Please enter an integer that represents an alphabeth</text:p>
      <text:p text:style-name="P24">25.2</text:p>
      <text:p text:style-name="P5"><text:span text:style-name="T1">Invalid input</text:span><text:span text:style-name="T10"> </text:span><text:span text:style-name="T8">←</text:span><text:span text:style-name="T9"> OK</text:span></text:p>
      <text:p text:style-name="P27"/>
      <text:p text:style-name="P31"/>
      <text:p text:style-name="P13">B) Testing for valid inputs</text:p>
      <text:p text:style-name="P13"/>
      <text:p text:style-name="P18">ehsan@chortkeh:~/ICS/211/LabBBT&gt; java ReviewJavaAssignment</text:p>
      <text:p text:style-name="P20">Please enter an integer that represents an alphabeth</text:p>
      <text:p text:style-name="P25">25</text:p>
      <text:p text:style-name="P28">z</text:p>
      <text:p text:style-name="P18"><text:s/></text:p>
      <text:p text:style-name="P10"><text:span text:style-name="T1">A </text:span><text:span text:style-name="T6"><text:s/></text:span><text:span text:style-name="T7">←</text:span><text:span text:style-name="T6"> ehsan: Vowels are repeated in the sequence</text:span></text:p>
      <text:p text:style-name="P32">a</text:p>
      <text:p text:style-name="P29">b</text:p>
      <text:p text:style-name="P29">c</text:p>
      <text:p text:style-name="P29">d</text:p>
      <text:p text:style-name="P30">E</text:p>
      <text:p text:style-name="P30">e</text:p>
      <text:p text:style-name="P29">f</text:p>
      <text:p text:style-name="P29">g</text:p>
      <text:p text:style-name="P29">h</text:p>
      <text:p text:style-name="P30">I</text:p>
      <text:p text:style-name="P30">i</text:p>
      <text:p text:style-name="P29">j</text:p>
      <text:p text:style-name="P29">k</text:p>
      <text:p text:style-name="P29">l</text:p>
      <text:p text:style-name="P29">m</text:p>
      <text:p text:style-name="P29">n</text:p>
      <text:p text:style-name="P30">O</text:p>
      <text:p text:style-name="P30">o</text:p>
      <text:p text:style-name="P29">p</text:p>
      <text:p text:style-name="P29">q</text:p>
      <text:p text:style-name="P29">r</text:p>
      <text:p text:style-name="P29">s</text:p>
      <text:p text:style-name="P29">t</text:p>
      <text:p text:style-name="P30">U</text:p>
      <text:p text:style-name="P30">u</text:p>
      <text:p text:style-name="P29">v</text:p>
      <text:p text:style-name="P29">w</text:p>
      <text:p text:style-name="P29">x</text:p>
      <text:p text:style-name="P29">y</text:p>
      <text:p text:style-name="P29">z</text:p>
      <text:p text:style-name="P7"><text:span text:style-name="T1">22 <text:s/></text:span><text:span text:style-name="T6"><text:s/></text:span><text:span text:style-name="T7">←</text:span><text:span text:style-name="T6"> ehsan: The number of non-vowel letters</text:span></text:p>
      <text:p text:style-name="P26"/>
      <text:p text:style-name="P26"/>
      <text:p text:style-name="P18">ehsan@chortkeh:~/ICS/211/LabBBT&gt; java ReviewJavaAssignment</text:p>
      <text:p text:style-name="P20">Please enter an integer that represents an alphabeth</text:p>
      <text:p text:style-name="P23">0</text:p>
      <text:p text:style-name="P6"><text:span text:style-name="T1">a <text:s/></text:span><text:span text:style-name="T7">←</text:span><text:span text:style-name="T6"> OK</text:span></text:p>
      <text:p text:style-name="P29"><text:s/></text:p>
      <text:p text:style-name="P29">&lt;the rest is the same&gt;</text:p>
      <text:p text:style-name="P18"/>
      <text:p text:style-name="P18"/>
      <text:p text:style-name="P18"/>
      <text:p text:style-name="P18">ehsan@chortkeh:~/ICS/211/LabBBT&gt; java ReviewJavaAssignment</text:p>
      <text:p text:style-name="P20">Please enter an integer that represents an alphabeth</text:p>
      <text:p text:style-name="P25">15</text:p>
      <text:p text:style-name="P6"><text:span text:style-name="T1">p <text:s/></text:span><text:span text:style-name="T7">←</text:span><text:span text:style-name="T6"> OK</text:span></text:p>
      <text:p text:style-name="P29"/>
      <text:p text:style-name="P29">&lt;the rest is the same&gt;</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rial" svg:font-family="arial, sans, sans-serif"/>
    <style:font-face style:name="TAhoma" svg:font-family="TAhoma"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fo:background-color="#e6e64c">
        <style:background-image/>
      </style:paragraph-properties>
      <style:text-properties fo:color="#000000" style:font-name="TAhoma" fo:font-size="9.75pt" officeooo:paragraph-rsid="00005c36"/>
    </style:style>
    <style:style style:name="MP2" style:family="paragraph" style:parent-style-name="Standard">
      <style:paragraph-properties fo:text-align="start" style:justify-single-word="false" fo:background-color="#e6e64c">
        <style:background-image/>
      </style:paragraph-properties>
      <style:text-properties fo:color="#000000" style:font-name="Times New Roman" fo:font-size="9.75pt" officeooo:paragraph-rsid="00005c36"/>
    </style:style>
    <style:style style:name="MT1" style:family="text">
      <style:text-properties officeooo:rsid="00005c36"/>
    </style:style>
    <style:style style:name="MT2" style:family="text">
      <style:text-properties fo:font-weight="bold" officeooo:rsid="00005c36" style:font-weight-asian="bold" style:font-weight-complex="bold"/>
    </style:style>
    <style:style style:name="MT3" style:family="text">
      <style:text-properties officeooo:rsid="00007b1f"/>
    </style:style>
    <style:style style:name="MT4" style:family="text">
      <style:text-properties fo:font-size="8pt" officeooo:rsid="00005c36" style:font-size-asian="8pt" style:font-size-complex="8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BT … by </text:span><text:span text:style-name="MT2">Ehsan Kourkchi</text:span></text:p>
        <text:p text:style-name="MP2"><text:span text:style-name="MT3">A</text:span><text:span text:style-name="MT1">ssignment </text:span><text:span text:style-name="MT4">#</text:span><text:span text:style-name="MT1">1 </text:span><text:span text:style-name="MT4">(author: Angeles, Micah Ruth)</text:spa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12-10T18:21:55</meta:creation-date>
    <dc:date>2013-12-10T18:54:05</dc:date>
    <meta:editing-duration>PT7M27S</meta:editing-duration>
    <meta:editing-cycles>2</meta:editing-cycles>
    <meta:generator>LibreOffice/3.6$Linux_X86_64 LibreOffice_project/360m1$Build-304</meta:generator>
    <meta:document-statistic meta:table-count="0" meta:image-count="0" meta:object-count="0" meta:page-count="2" meta:paragraph-count="76" meta:word-count="348" meta:character-count="2066" meta:non-whitespace-character-count="1786"/>
  </office:meta>
</office:document-meta>
</file>